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text-properties officeooo:rsid="001dfad0" officeooo:paragraph-rsid="001dfad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llo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1T12:30:31.553465563</meta:creation-date>
    <meta:generator>LibreOffice/7.5.9.2$Linux_X86_64 LibreOffice_project/50$Build-2</meta:generator>
    <dc:date>2024-03-21T13:09:27.439988090</dc:date>
    <meta:editing-duration>PT7S</meta:editing-duration>
    <meta:editing-cycles>1</meta:editing-cycles>
    <meta:document-statistic meta:table-count="0" meta:image-count="0" meta:object-count="0" meta:page-count="1" meta:paragraph-count="1" meta:word-count="1" meta:character-count="5" meta:non-whitespace-character-count="5"/>
  </office:meta>
</office:document-meta>
</file>